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Our_20_code">
      <style:text-properties style:font-name="Consolas" fo:font-size="14pt" style:font-size-asian="14pt" style:font-size-complex="14pt"/>
    </style:style>
    <style:style style:name="P2" style:family="paragraph" style:parent-style-name="Our_20_code">
      <style:text-properties style:font-name="Courier New" fo:font-size="14pt" style:font-size-asian="14pt" style:font-size-complex="14pt"/>
    </style:style>
    <style:style style:name="P3" style:family="paragraph" style:parent-style-name="Text_20_body">
      <style:text-properties style:font-name="Cambria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text-properties style:font-name="Cambria" fo:font-size="14pt" style:font-size-asian="14pt" style:font-size-complex="14pt"/>
    </style:style>
    <style:style style:name="P5" style:family="paragraph" style:parent-style-name="Text_20_body">
      <style:text-properties style:font-name="Cambria" fo:font-size="14pt" fo:language="ru" fo:country="RU" style:font-size-asian="14pt" style:font-size-complex="14pt"/>
    </style:style>
    <style:style style:name="P6" style:family="paragraph" style:parent-style-name="Text_20_body">
      <style:text-properties style:font-name="Cambria" fo:font-size="14pt" fo:language="ru" fo:country="RU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text-properties style:font-name="Cambria" style:font-size-asian="14pt" style:font-size-complex="14pt"/>
    </style:style>
    <style:style style:name="P8" style:family="paragraph" style:parent-style-name="Text_20_body">
      <style:text-properties style:font-name="Cambria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text-properties style:font-name="Consolas" style:font-size-asian="14pt" style:font-size-complex="14pt"/>
    </style:style>
    <style:style style:name="P10" style:family="paragraph" style:parent-style-name="Text_20_body">
      <style:text-properties style:font-name="Consolas" fo:language="ru" fo:country="RU" style:font-size-asian="14pt" style:font-size-complex="14pt"/>
    </style:style>
    <style:style style:name="P11" style:family="paragraph" style:parent-style-name="Text_20_body">
      <style:text-properties fo:font-variant="normal" fo:text-transform="none" fo:color="#000000" style:font-name="Cambria" fo:font-size="14pt" fo:letter-spacing="normal" fo:language="en" fo:country="US" fo:font-style="normal" fo:font-weight="normal" style:font-size-asian="14pt" style:font-size-complex="14pt"/>
    </style:style>
    <style:style style:name="P12" style:family="paragraph" style:parent-style-name="Text_20_body">
      <style:text-properties fo:color="#000000" style:font-name="Cambria" fo:font-size="14pt" style:font-size-asian="14pt" style:font-size-complex="14pt"/>
    </style:style>
    <style:style style:name="P13" style:family="paragraph" style:parent-style-name="Text_20_body">
      <style:text-properties fo:color="#000000" style:font-name="Cambria" fo:font-size="14pt" fo:language="en" fo:country="US" style:font-size-asian="14pt" style:font-size-complex="14pt"/>
    </style:style>
    <style:style style:name="P14" style:family="paragraph" style:parent-style-name="Text_20_body">
      <style:text-properties fo:color="#000000" style:font-name="Cambria" style:font-size-asian="14pt" style:font-size-complex="14pt"/>
    </style:style>
    <style:style style:name="P15" style:family="paragraph" style:parent-style-name="Heading_20_1">
      <style:text-properties style:font-name="Cambria" fo:font-size="18pt" fo:language="ru" fo:country="RU" fo:font-weight="bold" style:font-size-asian="18pt" style:font-weight-asian="bold" style:font-size-complex="18pt" style:font-weight-complex="bold"/>
    </style:style>
    <style:style style:name="P16" style:family="paragraph" style:parent-style-name="Text_20_body">
      <style:text-properties style:font-name="Cambria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language="ru" fo:country="RU"/>
    </style:style>
    <style:style style:name="T6" style:family="text">
      <style:text-properties fo:font-size="14pt" fo:language="en" fo:country="US"/>
    </style:style>
    <style:style style:name="T7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5" text:outline-level="1">Опции командной строки</text:h>
          </table:table-cell>
        </table:table-row>
        <table:table-row table:style-name="Table1.2">
          <table:table-cell table:style-name="Table1.A2" office:value-type="string">
            <text:p text:style-name="P3">Формат запуска командной строки:</text:p>
            <text:p text:style-name="P2"/>
            <text:p text:style-name="P1">mmain.exe &lt;общепрограммные опции&gt; "имя файла проекта 1" &lt;опции запуска файла проекта 1&gt; ... "имя файла проекта 2" &lt;опции файла проекта 2&gt;</text:p>
            <text:p text:style-name="P4"/>
            <text:p text:style-name="P4">или</text:p>
            <text:p text:style-name="P2"/>
            <text:p text:style-name="P1">mstarter.exe &lt;общепрограммные опции&gt; "имя файла проекта 1" &lt;опции запуска файла проекта 1&gt; ... "имя файла проекта 2" &lt;опции файла проекта 2&gt;</text:p>
            <text:p text:style-name="P4"/>
            <text:p text:style-name="P4">mmain.exe – имя главного процесса программного комплекса (его графическая оболочка);</text:p>
            <text:p text:style-name="P4">вместо mmain.exe может стоять имя программы-пускателя mstarter.exe (она завершается сразу после запуска и передаёт опции командной строке в mmain.<text:span text:style-name="T1">exe</text:span>).</text:p>
            <text:p text:style-name="P4"><text:span text:style-name="T3">Примечание</text:span><text:span text:style-name="T2">: </text:span><text:span text:style-name="T1">mstarter.exe </text:span><text:span text:style-name="T2">обеспечивает режим, когда допустим только один экземпляр приложения (</text:span><text:span text:style-name="T1">SimInTech) </text:span><text:span text:style-name="T2">в операционной системе — если запускать всё через </text:span><text:span text:style-name="T1">mmain.exe </text:span><text:span text:style-name="T2">то будет открыто столько экземпляров </text:span><text:span text:style-name="T1">SimInTech </text:span><text:span text:style-name="T2">сколько раз был вызван </text:span><text:span text:style-name="T1">mmain.exe</text:span></text:p>
            <text:p text:style-name="P3"/>
            <text:p text:style-name="P3">Общепрограммные опции командной строки:</text:p>
            <text:p text:style-name="P4">/exitonstop – автоматический выход из программы при остановке счёта (остановка при этом может быть вызвана разными причинами — как пользователем, так и окончанием времени счета, или, например, командой пришедшей с сервера при распределенном расчете);</text:p>
            <text:p text:style-name="P4">/exit <text:bookmark-start text:name="__DdeLink__83_1526299597"/>– <text:bookmark-end text:name="__DdeLink__83_1526299597"/>выход из приложения;</text:p>
            <text:p text:style-name="P4">/exitonclose – автоматический выход из программы при закрытии последнего схемного окна;</text:p>
            <text:p text:style-name="P4">/hidemenus – окна анимации и редактора схем будут запускаться без главных меню;</text:p>
            <text:p text:style-name="P4">/nomainform – скрыть главное окно программы;</text:p>
            <text:p text:style-name="P4">/minmainform – минимизировать главное окно приложения;</text:p>
            <text:p text:style-name="P4">/desctopisparent <text:span text:style-name="T1">– окна привязываются не к главному окну SimInTech, а к </text:span><text:span text:style-name="T2">рабочему столу (десктопу)</text:span><text:span text:style-name="T1"> и равноправны </text:span><text:span text:style-name="T2">с</text:span><text:span text:style-name="T1"> приложениям</text:span><text:span text:style-name="T2">и;</text:span></text:p>
            <text:p text:style-name="P4">/nohotkeys – заблокировать обработку горячих клавиш <text:span text:style-name="T1">(</text:span><text:span text:style-name="T2">как для главного окна так и для других);</text:span></text:p>
            <text:p text:style-name="P4"><text:span text:style-name="T2">/</text:span><text:span text:style-name="T1">reopen – </text:span><text:span text:style-name="T2">все указанные после этой опции проекты, будут открыты повторно, даже включена опция «Не открывать уже открытые проекты» в параметрах </text:span><text:span text:style-name="T1">SimInTech</text:span><text:span text:style-name="T2">;</text:span></text:p>
            <text:p text:style-name="P5">/runall – запускаем всё (проекты и/или пакеты), что на данный момент загружено в программу одним махом;</text:p>
            <text:p text:style-name="P4"><text:span text:style-name="T2">/sleep </text:span><text:span text:style-name="T1">{N} </text:span><text:span text:style-name="T2">– </text:span><text:span text:style-name="T1"><text:s/>задержка на N миллисекунд</text:span><text:span text:style-name="T2">;</text:span></text:p>
            <text:p text:style-name="P4"><text:span text:style-name="T2">/select </text:span><text:span text:style-name="T1">{</text:span><text:span text:style-name="T2">имя_проекта</text:span><text:span text:style-name="T1">}</text:span><text:span text:style-name="T2"> – выбор нужного файла по его имени и установка его как активного проекта; </text:span></text:p>
            <text:p text:style-name="P4"><text:span text:style-name="T2">/selectpack </text:span><text:span text:style-name="T1">{</text:span><text:span text:style-name="T2">имя проекта</text:span><text:span text:style-name="T1">}</text:span><text:span text:style-name="T2"> – выбор нужного пакета по его имени и установка его как активного; </text:span></text:p>
            <text:p text:style-name="P5">/compare – сравниваем последние 2 загруженных проекта между собой;</text:p>
            <text:p text:style-name="P6">Опции командной строки, для модуля базы сигналов <text:span text:style-name="T1">SDB</text:span>:</text:p>
            <text:p text:style-name="P5">/comparedb &lt;имя_базы_сигналов_А&gt; &lt;имя_базы_сигналов_Б&gt;– сравнить базы сигналов А и Б;</text:p>
            <text:p text:style-name="P5"><text:soft-page-break/>Примечание: для запуска процедуры сравнения <text:s/>необходимо чтобы модуль <text:span text:style-name="T1">sdb.dll </text:span>был загружен! Для этого необходимо либо включить его в список плагинов в параметрах программы, либо указать его в командной строке (см. пример ниже).</text:p>
            <text:p text:style-name="P5"/>
            <text:p text:style-name="P3">Опции запуска файла проекта или пакета:</text:p>
            <text:p text:style-name="P7"><text:span text:style-name="T1">/indication – </text:span><text:span text:style-name="T2">проект будет открыт в режиме индикации;</text:span></text:p>
            <text:p text:style-name="P7">/nomenu – <text:s/>проект будет запущен без главного меню окна;</text:p>
            <text:p text:style-name="P7">/nopanels – проект будет запущен без главного меню и панели инструментов;</text:p>
            <text:p text:style-name="P7">/noborder – проект запускается без рамки схемного окна;</text:p>
            <text:p text:style-name="P14">/<text:span text:style-name="T1">nodialogs – </text:span><text:span text:style-name="T2">выключение всех диалоговых окон при закрытие проекта/пакета - закрытие и выгрузка происходит бесшумно;</text:span></text:p>
            <text:p text:style-name="P14">/stoponclose – проект будет автоматически остановлен при выходе из программы (без вопросов пользователю);</text:p>
            <text:p text:style-name="P14">/start – произвести инициализацию проекта (или пакета) после загрузки файла;</text:p>
            <text:p text:style-name="P11"><text:span text:style-name="T2">/</text:span>maximize – <text:span text:style-name="T2">открытие проекта в развернутом на весь экран виде;</text:span></text:p>
            <text:p text:style-name="P14">/minimize – запустить проект с минимизированным схемным окном;</text:p>
            <text:p text:style-name="P14">/stayontop – запуск проекта поверх всех окон;</text:p>
            <text:p text:style-name="P12"><text:span text:style-name="T2">/</text:span><text:span text:style-name="T1">start</text:span><text:span text:style-name="T2"> – инициализировать проект </text:span><text:span text:style-name="T1">(</text:span><text:span text:style-name="T2">или пакет) автоматически;</text:span></text:p>
            <text:p text:style-name="P14">/run – запустить проект (или пакет) на расчёт после загрузки файла;</text:p>
            <text:p text:style-name="P14"><text:span text:style-name="T5">/</text:span><text:span text:style-name="T6">runstep</text:span><text:span text:style-name="T5"> – запустить проект (или пакет) на расчёт ОДНОГО ШАГА синхронизации;</text:span></text:p>
            <text:p text:style-name="P14">/<text:span text:style-name="T1">stop</text:span> – останавливаем проект (или пакет);</text:p>
            <text:p text:style-name="P12"><text:span text:style-name="T2">/</text:span><text:span text:style-name="T1">pause</text:span><text:span text:style-name="T2"> – проект (пакет) переводится в режим паузы;</text:span></text:p>
            <text:p text:style-name="P12"><text:span text:style-name="T2">/loadrestart</text:span><text:span text:style-name="T1"> {</text:span><text:span text:style-name="T2">имя файла рестарта</text:span><text:span text:style-name="T1">}</text:span><text:span text:style-name="T2"> – загрузить рестарт проекта (пакета);</text:span></text:p>
            <text:p text:style-name="P12"><text:span text:style-name="T2">/saverestart </text:span><text:span text:style-name="T1">{</text:span><text:span text:style-name="T2">и</text:span><text:span text:style-name="T2">мя файла рестарта</text:span><text:span text:style-name="T1">}</text:span><text:span text:style-name="T2"> – сохранить рестарт проекта (пакета);</text:span></text:p>
            <text:p text:style-name="P12"><text:span text:style-name="T2">/</text:span><text:span text:style-name="T1">save </text:span><text:span text:style-name="T2">– если после имени файла идёт ключ /save , то проект пересохраняется в тот же файл (используется при массовом обновлении файлов проектов — например, при разработке видеокадров);</text:span></text:p>
            <text:p text:style-name="P13"><text:span text:style-name="T7">/bringtofront</text:span> – <text:span text:style-name="T2">команда устанавливает окно на передний план;</text:span></text:p>
            <text:p text:style-name="P11">/sendtoback —<text:span text:style-name="T2"> команда устанавливает окно на задний план;</text:span></text:p>
            <text:p text:style-name="P11"><text:span text:style-name="T2">/</text:span>hide – <text:span text:style-name="T2">скрыть окно открываемого проекта;</text:span></text:p>
            <text:p text:style-name="P11"><text:span text:style-name="T2">/</text:span>show – <text:span text:style-name="T2">показать окно открываемого проекта;</text:span></text:p>
            <text:p text:style-name="P6"/>
            <text:p text:style-name="P6">Опции установки размеров окна проекта:</text:p>
            <text:p text:style-name="P7">/left &lt;целое число&gt; – задаёт левую координату схемного окна проекта;</text:p>
            <text:p text:style-name="P7">/top &lt;целое число&gt; – задаёт верхнюю координату схемного окна проекта;</text:p>
            <text:p text:style-name="P7">/width &lt;целое число&gt; – задаёт ширину схемного окна проекта;</text:p>
            <text:p text:style-name="P7">/height &lt;целое число&gt; – задаёт высоту схемного окна проекта;</text:p>
            <text:p text:style-name="P7">/position <text:span text:style-name="T2">&lt;4 целых числа через пробел&gt; – установить сразу все размеры окна проекта (левая, правая, ширина, высота); </text:span></text:p>
            <text:p text:style-name="P7">/x <text:bookmark-start text:name="__DdeLink__85_1526299597"/>&lt;вещественное число&gt;<text:bookmark-end text:name="__DdeLink__85_1526299597"/> – задаёт координату центра схемы по горизонтали;</text:p>
            <text:p text:style-name="P7">/y &lt;вещественное число&gt; – задаёт координату центра схемы по вертикали;</text:p>
            <text:p text:style-name="P7">/scale &lt;вещественное число&gt; – задаёт масштабный коэффициент для главной страницы схемного окна;</text:p>
            <text:p text:style-name="P7"><text:soft-page-break/>/setparameter &lt;имя параметра&gt; &lt;значение&gt; <text:bookmark-start text:name="__DdeLink__81_1526299597"/>– <text:bookmark-end text:name="__DdeLink__81_1526299597"/>установить из командной строки значение произвольной переменной в проекте;</text:p>
            <text:p text:style-name="P7">/readonly <text:bookmark-start text:name="__DdeLink__79_1526299597"/>– <text:bookmark-end text:name="__DdeLink__79_1526299597"/>запуск проекта без возможности его сохранения;</text:p>
            <text:p text:style-name="P7">/close – закрыть активный проект (или пакет);</text:p>
            <text:p text:style-name="P7"/>
            <text:p text:style-name="P8">Генерация кода:</text:p>
            <text:p text:style-name="P7">/gencode – запуск меню "Сгенерировать программу" для текущего активного проекта;</text:p>
            <text:p text:style-name="P8"/>
            <text:p text:style-name="P7"><text:span text:style-name="T4">Опции командной строки специфичные для генератора кода</text:span>:</text:p>
            <text:p text:style-name="P4">/cgloadconfig – загрузить конфигурацию в генератор кода;</text:p>
            <text:p text:style-name="P4">/cgsaveconfig – сохранить конфигурацию генератора кода в файл;</text:p>
            <text:p text:style-name="P4">/cgsetoutdir – установить имя папки для сгенерированного кода;</text:p>
            <text:p text:style-name="P4">/cggenerate – сгенерировать код для всей конфигурации;</text:p>
            <text:p text:style-name="P4">/cgupload – загрузить конфигурацию на целевую систему;</text:p>
            <text:p text:style-name="P4">/cgsetuploadstr – установить строку настроек загрузки на целеую систему;</text:p>
            <text:p text:style-name="P4">/cgsethost – установить имя хоста для загрузки\отладки целевой системы;</text:p>
            <text:p text:style-name="P4">/cgsetcompilestr – установить строку настроек компиляции;</text:p>
            <text:p text:style-name="P4">/cgclearconflist – стереть список конфигураций;</text:p>
            <text:p text:style-name="P4">/cgaddconfig – добавить конфигурацию;</text:p>
            <text:p text:style-name="P4">/cgcompileallconfigs – запустить сборку всех конфигураций;</text:p>
            <text:p text:style-name="P4">/cguploadallconfigs – залить все конфигурации.</text:p>
            <text:p text:style-name="P3"/>
            <text:p text:style-name="P3">Некоторые примеры:</text:p>
            <text:p text:style-name="P4">1. Запуск видеокадра без главного окна:</text:p>
            <text:p text:style-name="P1"><text:span text:style-name="T1">"C:\SimInTech\bin\mstarter.exe"</text:span> /nomainform "C:\<text:span text:style-name="T1">SimInTech</text:span>\Projects\PULTS\10CWA10_L.prt" /nomenu /hidemenus /noborder /top 0 /left 1600 /width 1600 /height 1200 /run</text:p>
            <text:p text:style-name="P7">2. <text:span text:style-name="T2">Запуск видеокадров, организованных с главным меню:</text:span></text:p>
            <text:p text:style-name="P9"><text:span text:style-name="T1">C</text:span><text:span text:style-name="T2">:\SimInTech\bin\mmain.exe ^</text:span></text:p>
            <text:p text:style-name="P10">/nomainform "menu.prt" /nomenu /hidemenus /noborder /top <text:s/>0 /left 0 /width 1024 /height <text:s/>40 /run ^</text:p>
            <text:p text:style-name="P10">/nomainform "vc.prt" /nomenu /hidemenus /noborder /top 40 /left 0 /width 1024 /height 728 /run</text:p>
            <text:p text:style-name="P7"><text:span text:style-name="T1">3. </text:span>Установка имени алгоритма <text:span text:style-name="T4">comp_names</text:span>:</text:p>
            <text:p text:style-name="P9">c:\SimInTech\bin\mmain.exe "c:\SimInTech\Demo\Automatic\Регулятор\ШРП - штатный регулятор питания БС.prt" /setparameter comp_names aaabbb</text:p>
            <text:p text:style-name="P7"><text:span text:style-name="T1">4. </text:span>Пример: открыть проект, сгенерировать код и закрыть приложение:</text:p>
            <text:p text:style-name="P9">c:\SimInTech\bin\mmain.exe "c:\SimInTech\Demo\Automatic\Регулятор\ШРП - штатный регулятор питания БС.prt" /gencode /close /exit</text:p>
            <text:p text:style-name="P7">5. Пример: открыть проект, указать имя алгоритма, сгенерировать код и закрыть приложение:</text:p>
            <text:p text:style-name="P9">c:\SimInTech\bin\mmain.exe "c:\SimInTech\Demo\Automatic\Регулятор\ШРП - штатный регулятор питания <text:soft-page-break/>БС.prt" /setparameter comp_names aaabbb /gencode /exit</text:p>
            <text:p text:style-name="P7">6. Пример: сравнить две базы сигналов <text:span text:style-name="T1">(</text:span><text:span text:style-name="T2">файлы </text:span><text:span text:style-name="T1">signals.db </text:span><text:span text:style-name="T2">и </text:span><text:span text:style-name="T1">signals-old.db, </text:span><text:span text:style-name="T2">находящиеся в своей папке ../База сигналов относительно текущей директории)</text:span>:</text:p>
            <text:p text:style-name="P9">start <text:span text:style-name="T1">"cmp_my_db" </text:span>"c:\SimInTech\bin\mstarter.exe" "sdb.dll" "/comparedb" "../База сигналов/signals.db" "../База сигналов/signals-old.db"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transparent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ции командной строки</dc:title>
    <dc:date>2016-11-28T16:41:44.52</dc:date>
    <meta:generator>OpenOffice/4.1.1$Win32 OpenOffice.org_project/411m6$Build-9775</meta:generator>
    <meta:editing-duration>PT8H8M7S</meta:editing-duration>
    <meta:editing-cycles>192</meta:editing-cycles>
    <dc:creator>ILYA KUBENSKIY</dc:creator>
    <meta:document-statistic meta:table-count="1" meta:image-count="0" meta:object-count="0" meta:page-count="4" meta:paragraph-count="91" meta:word-count="943" meta:character-count="7171"/>
    <meta:user-defined meta:name="Поле 1"/>
    <meta:user-defined meta:name="Поле 2"/>
    <meta:user-defined meta:name="Поле 3"/>
    <meta:user-defined meta:name="Поле 4"/>
  </office:meta>
</office:document-meta>
</file>